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BE0000007851A51F12.png" manifest:media-type="image/png"/>
  <manifest:file-entry manifest:full-path="Pictures/10000000000005000000040070BF4C17.png" manifest:media-type="image/png"/>
  <manifest:file-entry manifest:full-path="Pictures/100002010000004600000078DAAD9796.png" manifest:media-type="image/png"/>
  <manifest:file-entry manifest:full-path="Pictures/10000201000001FD000000656A013A6A.png" manifest:media-type="image/png"/>
  <manifest:file-entry manifest:full-path="Pictures/100002010000001900000019C1931081.png" manifest:media-type="image/png"/>
  <manifest:file-entry manifest:full-path="Pictures/100002010000027C0000018494ECAA5B.png" manifest:media-type="image/png"/>
  <manifest:file-entry manifest:full-path="Pictures/1000020100000218000000F05B47E349.png" manifest:media-type="image/png"/>
  <manifest:file-entry manifest:full-path="Pictures/10000201000001FD00000065AFD53001.png" manifest:media-type="image/png"/>
  <manifest:file-entry manifest:full-path="Pictures/100002010000001900000019BA465439.png" manifest:media-type="image/png"/>
  <manifest:file-entry manifest:full-path="Pictures/100002010000011F0000011F7F4D6FCC.png" manifest:media-type="image/png"/>
  <manifest:file-entry manifest:full-path="Pictures/10000201000001FD0000006537F5E611.png" manifest:media-type="image/png"/>
  <manifest:file-entry manifest:full-path="Pictures/100000000000012200000078A20617FE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cm"/>
    </style:style>
    <style:style style:name="gr8" style:family="graphic" style:parent-style-name="standard">
      <style:graphic-properties draw:stroke="none" draw:fill="none" fo:min-height="13.247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5cm"/>
      <style:text-properties fo:font-size="18pt"/>
    </style:style>
    <style:style style:name="P11" style:family="paragraph">
      <style:text-properties fo:font-size="30pt" fo:font-weight="bold" style:font-size-asian="30pt" style:font-weight-asian="bold" style:font-size-complex="30pt" style:font-weight-complex="bold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margin-top="0cm" fo:margin-bottom="0.5cm"/>
      <style:text-properties fo:font-size="26pt" style:font-size-asian="26pt" style:font-size-complex="26pt"/>
    </style:style>
    <style:style style:name="P14" style:family="paragraph">
      <style:paragraph-properties fo:margin-top="0cm" fo:margin-bottom="0.2cm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8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9" style:family="text">
      <style:text-properties fo:color="#eb613d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10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1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2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fo:font-size="30pt" fo:font-weight="bold" style:font-size-asian="30pt" style:font-weight-asian="bold" style:font-size-complex="30pt" style:font-weight-complex="bold"/>
    </style:style>
    <style:style style:name="T14" style:family="text">
      <style:text-properties fo:color="#000000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5" style:family="text">
      <style:text-properties fo:color="#000000" style:text-position="sub 58%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6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7" style:family="text">
      <style:text-properties fo:color="#000000" fo:font-family="Arial" style:font-family-generic="roman" style:font-pitch="variable" fo:font-size="30pt" fo:font-style="normal" fo:font-weight="bold" style:font-family-asian="Arial" style:font-style-name-asian="Обычный" style:font-family-generic-asian="swiss" style:font-pitch-asian="variable" style:font-size-asian="30pt" style:font-style-asian="normal" style:font-weight-asian="bold" style:font-family-complex="Arial" style:font-style-name-complex="Обычный" style:font-family-generic-complex="swiss" style:font-pitch-complex="variable" style:font-size-complex="30pt" style:font-style-complex="normal" style:font-weight-complex="bold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21" style:family="text">
      <style:text-properties fo:color="#000000" style:text-position="sub 58%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layer="layout" svg:width="8cm" svg:height="0.962cm" svg:x="10cm" svg:y="19.102cm">
          <draw:text-box>
            <text:p text:style-name="P1">Пермь, 2012</text:p>
          </draw:text-box>
        </draw:frame>
        <draw:frame draw:style-name="gr1" draw:text-style-name="P2" draw:layer="layout" svg:width="11.5cm" svg:height="3.095cm" svg:x="15.5cm" svg:y="12.102cm">
          <draw:text-box>
            <text:p text:style-name="P2">Рябинин Константин Валентинович</text:p>
            <text:p text:style-name="P2"/>
            <text:p text:style-name="P2">e-mail: icosaeder@ya.ru</text:p>
            <text:p text:style-name="P2">jabber: icosaeder@jabber.ru</text:p>
          </draw:text-box>
        </draw:frame>
        <draw:frame draw:style-name="gr1" draw:text-style-name="P3" draw:layer="layout" svg:width="23cm" svg:height="7.303cm" svg:x="2.5cm" svg:y="3.903cm">
          <draw:text-box>
            <text:p text:style-name="P1"><text:span text:style-name="T1">Алгоритмические основы мультимедийных технологий</text:span></text:p>
            <text:p text:style-name="P1"><text:span text:style-name="T2"/></text:p>
            <text:p text:style-name="P1"><text:span text:style-name="T3">Лекция 5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Хранение трёхмерных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8" draw:layer="layout" svg:width="24.302cm" svg:height="17.098cm" svg:x="1.198cm" svg:y="3.003cm">
          <draw:text-box>
            <text:p text:style-name="P6"><text:span text:style-name="T6">Подавляющее большинство моделей в мультимедийных системах загружается из внешних файлов</text:span></text:p>
            <text:list text:style-name="L2">
              <text:list-item>
                <text:p text:style-name="P7"><text:span text:style-name="T7">Как минимум в файле хранятся координаты вершин и данные о смежности вершин (рёбра)</text:span></text:p>
              </text:list-item>
              <text:list-item>
                <text:p text:style-name="P7"><text:span text:style-name="T7">Как правило рёбра задаются неявно в виде списка обхода вершин, предполагая, что все вершины образуют n-угольники, где n = const, чаще всего n = 3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Экономия памяти: не хранятся дублирующиеся вершины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Как правило хранятся текстурные координаты</text:span></text:p>
              </text:list-item>
              <text:list-item>
                <text:p text:style-name="P7"><text:span text:style-name="T7">Могут храниться нормали, но это не обязательно, так как нормали можно вычислить на основании сглаживающих групп</text:span></text:p>
              </text:list-item>
              <text:list-item>
                <text:p><text:span text:style-name="T7">Могут храниться данные об анимации</text:span></text:p>
              </text:list-item>
              <text:list-item>
                <text:p><text:span text:style-name="T7">Возможна дополнительная информац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Анимация трёхмерных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4.302cm" svg:height="18.28cm" svg:x="1.198cm" svg:y="1.503cm">
          <draw:text-box>
            <text:p text:style-name="P6"><text:span text:style-name="T6"/></text:p>
            <text:list text:style-name="L2">
              <text:list-item>
                <text:p text:style-name="P7"><text:span text:style-name="T7">Анимация по ключевым кадрам</text:span></text:p>
                <text:list>
                  <text:list-item>
                    <text:p text:style-name="P7"><text:span text:style-name="T7">Хранится множество состояний модели в разные моменты времени</text:span></text:p>
                  </text:list-item>
                  <text:list-item>
                    <text:p text:style-name="P7"><text:span text:style-name="T7">В каждом конкретном кадре программа должна осуществлять интерполяцию соседних состояний</text:span></text:p>
                  </text:list-item>
                </text:list>
              </text:list-item>
              <text:list-item>
                <text:p text:style-name="P7"><text:span text:style-name="T7">Скелетная анимация</text:span></text:p>
                <text:list>
                  <text:list-item>
                    <text:p text:style-name="P7"><text:span text:style-name="T7">Помимо поверхности модели хранится её «скелет» – древовидная структура «костей» (отрезков прямых), расположенных внутри поверхности</text:span></text:p>
                  </text:list-item>
                  <text:list-item>
                    <text:p text:style-name="P7"><text:span text:style-name="T7">Кости подвижны в рамках присвоенных сочленениям ограничений</text:span></text:p>
                  </text:list-item>
                  <text:list-item>
                    <text:p text:style-name="P7"><text:span text:style-name="T7">Каждая вершина поверхности имеет список действующих на неё костей (возможно, с весом) и сохраняет своё положение относительно них</text:span></text:p>
                  </text:list-item>
                  <text:list-item>
                    <text:p text:style-name="P7"><text:span text:style-name="T7">Таким образом движения костей приводит к движению соответствующих групп верши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Кинематик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4.302cm" svg:height="12.694cm" svg:x="1.198cm" svg:y="3.103cm">
          <draw:text-box>
            <text:p text:style-name="P6"><text:span text:style-name="T8">При использовании скелетной анимации необходимо организовать распространение движения по иерархии костей:</text:span></text:p>
            <text:list text:style-name="L2">
              <text:list-item>
                <text:p text:style-name="P7"><text:span text:style-name="T6">Прямая кинематика – при движении родительской кости двигаются и все её кости-потомки в рамках введённых ограничений на сочленения</text:span></text:p>
              </text:list-item>
              <text:list-item>
                <text:p text:style-name="P7"><text:span text:style-name="T6">Инверсная кинематика – при движении кости-потомка двигаются и его родительские кости, если того требуют ограничения, введённые на сочлен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Форматы хранения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5.802cm" svg:height="19.424cm" svg:x="1.198cm" svg:y="1.203cm">
          <draw:text-box>
            <text:p text:style-name="P6"><text:span text:style-name="T6"/></text:p>
            <text:list text:style-name="L2">
              <text:list-item>
                <text:p text:style-name="P7"><text:span text:style-name="T7">STL</text:span></text:p>
                <text:list>
                  <text:list-item>
                    <text:p text:style-name="P7"><text:span text:style-name="T7">Только поверхность</text:span></text:p>
                  </text:list-item>
                  <text:list-item>
                    <text:p text:style-name="P7"><text:span text:style-name="T7">Перечисляются многоугольники (</text:span><text:span text:style-name="T9">дублирование вершин</text:span><text:span text:style-name="T7">) с нормалями к ним</text:span></text:p>
                  </text:list-item>
                  <text:list-item>
                    <text:p text:style-name="P7"><text:span text:style-name="T7">Текстовый либо бинарный способ хранения</text:span></text:p>
                  </text:list-item>
                </text:list>
              </text:list-item>
              <text:list-item>
                <text:p text:style-name="P7"><text:span text:style-name="T7">3DS</text:span></text:p>
                <text:list>
                  <text:list-item>
                    <text:p text:style-name="P7"><text:span text:style-name="T7">Бинарный способ хранения на основе фрагментов (chunks)</text:span></text:p>
                  </text:list-item>
                  <text:list-item>
                    <text:p text:style-name="P7"><text:span text:style-name="T7">Предназначен для описания целых трёхмерных сцен (</text:span><text:span text:style-name="T9">без дублирования вершин</text:span><text:span text:style-name="T7">), с камерами, источниками света и анимацией на базе ключевых кадров</text:span></text:p>
                  </text:list-item>
                  <text:list-item>
                    <text:p text:style-name="P7"><text:span text:style-name="T7">Для трёхмерных моделей определяет полный набор свойств материала (предполагает даже имена файлов с текстурами)</text:span></text:p>
                  </text:list-item>
                  <text:list-item>
                    <text:p text:style-name="P7"><text:span text:style-name="T7">Предполагает хранение списков вершин, образующих сглаживающие группы, но </text:span><text:span text:style-name="T9">не содержит самих нормале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Форматы хранения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4.302cm" svg:height="19.463cm" svg:x="1.198cm" svg:y="1.203cm">
          <draw:text-box>
            <text:p text:style-name="P6"><text:span text:style-name="T6"/></text:p>
            <text:list text:style-name="L2">
              <text:list-item>
                <text:p text:style-name="P7"><text:span text:style-name="T10">OBJ</text:span></text:p>
                <text:list>
                  <text:list-item>
                    <text:p text:style-name="P7"><text:span text:style-name="T10">Более популярен, чем 3DS</text:span></text:p>
                  </text:list-item>
                  <text:list-item>
                    <text:p text:style-name="P7"><text:span text:style-name="T10">Текстовый либо бинарный способ хранения</text:span></text:p>
                  </text:list-item>
                  <text:list-item>
                    <text:p text:style-name="P7"><text:span text:style-name="T10">Предполагает описание вершин, нормалей к ним и свойств материала, связанных с ними</text:span></text:p>
                  </text:list-item>
                  <text:list-item>
                    <text:p text:style-name="P7"><text:span text:style-name="T10">Материалы могут описываться в других файлах, на которые указываются ссылки</text:span></text:p>
                  </text:list-item>
                  <text:list-item>
                    <text:p text:style-name="P7"><text:span text:style-name="T10">Хранятся имена файлов с текстурами</text:span></text:p>
                  </text:list-item>
                  <text:list-item>
                    <text:p text:style-name="P7"><text:span text:style-name="T11">Отсутствуют данные об анимации</text:span></text:p>
                  </text:list-item>
                </text:list>
              </text:list-item>
              <text:list-item>
                <text:p text:style-name="P7"><text:span text:style-name="T10">MD2</text:span></text:p>
                <text:list>
                  <text:list-item>
                    <text:p text:style-name="P7"><text:span text:style-name="T10">Бинарный способ хранения на основе блоков фиксированного размера</text:span></text:p>
                  </text:list-item>
                  <text:list-item>
                    <text:p text:style-name="P7"><text:span text:style-name="T10">Хранит </text:span><text:span text:style-name="T11">21 анимационную последовательность</text:span><text:span text:style-name="T10"> на основе ключевых кадров</text:span></text:p>
                  </text:list-item>
                  <text:list-item>
                    <text:p text:style-name="P7"><text:span text:style-name="T10">Хранит списки вершин, текстурные координаты и нормали к ним</text:span></text:p>
                  </text:list-item>
                  <text:list-item>
                    <text:p text:style-name="P7"><text:span text:style-name="T10">Развитие формата – спецификации MD3, MD4 и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Форматы хранения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5.802cm" svg:height="6.896cm" svg:x="1.198cm" svg:y="1.203cm">
          <draw:text-box>
            <text:p text:style-name="P6"><text:span text:style-name="T6"/></text:p>
            <text:list text:style-name="L2">
              <text:list-item>
                <text:p text:style-name="P7"><text:span text:style-name="T7">BLEND</text:span></text:p>
                <text:list>
                  <text:list-item>
                    <text:p text:style-name="P7"><text:span text:style-name="T7">Дамп памяти программы Blender</text:span></text:p>
                  </text:list-item>
                  <text:list-item>
                    <text:p text:style-name="P7"><text:span text:style-name="T9">Не рекомендуется использовать внутренние форматы редакторов для извлечения из них моделей в своей программе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Кривы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5.302cm" svg:height="15.276cm" svg:x="1.198cm" svg:y="1.503cm">
          <draw:text-box>
            <text:p text:style-name="P6"><text:span text:style-name="T6"/></text:p>
            <text:list text:style-name="L2">
              <text:list-item>
                <text:p text:style-name="P7"><text:span text:style-name="T6">Часто возникает задача построить кривую по множеству известных заранее контрольных точек</text:span></text:p>
              </text:list-item>
              <text:list-item>
                <text:p text:style-name="P7"><text:span text:style-name="T6">Такая кривая не имеет аналитического описания и является результатом интерполяции функции по таблице значений</text:span></text:p>
              </text:list-item>
              <text:list-item>
                <text:p text:style-name="P7"><text:span text:style-name="T6">Важные задачи: </text:span></text:p>
                <text:list>
                  <text:list-item>
                    <text:p text:style-name="P7"><text:span text:style-name="T6">Сохранение непрерывности и гладкости кривой</text:span></text:p>
                  </text:list-item>
                  <text:list-item>
                    <text:p text:style-name="P7"><text:span text:style-name="T6">Управление кривизной</text:span></text:p>
                  </text:list-item>
                </text:list>
              </text:list-item>
              <text:list-item>
                <text:p text:style-name="P7"><text:span text:style-name="T6">Решение задачи осуществляется при помощи аппарата численных методов</text:span></text:p>
              </text:list-item>
              <text:list-item>
                <text:p text:style-name="P7"><text:span text:style-name="T6">На основе кривой может быть получена </text:span><text:span text:style-name="T12">поверхность </text:span><text:span text:style-name="T6">либо </text:span><text:span text:style-name="T12">тело вращ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Поверхность из криво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5" draw:text-style-name="P1" draw:layer="layout" svg:width="15.127cm" svg:height="6.772cm" svg:x="3.673cm" svg:y="13.728cm">
          <draw:image xlink:href="Pictures/1000020100000218000000F05B47E349.png" xlink:type="simple" xlink:show="embed" xlink:actuate="onLoad">
            <text:p/>
          </draw:image>
        </draw:frame>
        <draw:frame draw:style-name="gr1" draw:text-style-name="P11" draw:layer="layout" svg:width="1.5cm" svg:height="1.432cm" svg:x="1.2cm" svg:y="3.5cm">
          <draw:text-box>
            <text:p><text:span text:style-name="T13">1.</text:span></text:p>
          </draw:text-box>
        </draw:frame>
        <draw:frame draw:style-name="gr1" draw:text-style-name="P11" draw:layer="layout" svg:width="1.5cm" svg:height="1.432cm" svg:x="1.2cm" svg:y="7.7cm">
          <draw:text-box>
            <text:p><text:span text:style-name="T13">2.</text:span></text:p>
          </draw:text-box>
        </draw:frame>
        <draw:frame draw:style-name="gr1" draw:text-style-name="P11" draw:layer="layout" svg:width="1.5cm" svg:height="1.432cm" svg:x="1.2cm" svg:y="11.3cm">
          <draw:text-box>
            <text:p><text:span text:style-name="T13">3.</text:span></text:p>
          </draw:text-box>
        </draw:frame>
        <draw:frame draw:style-name="gr1" draw:text-style-name="P11" draw:layer="layout" svg:width="1.5cm" svg:height="1.432cm" svg:x="1.2cm" svg:y="15.7cm">
          <draw:text-box>
            <text:p><text:span text:style-name="T13">4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Тело вращения из криво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1" draw:text-style-name="P11" draw:layer="layout" svg:width="1.5cm" svg:height="1.432cm" svg:x="1.2cm" svg:y="3.5cm">
          <draw:text-box>
            <text:p><text:span text:style-name="T13">1.</text:span></text:p>
          </draw:text-box>
        </draw:frame>
        <draw:frame draw:style-name="gr1" draw:text-style-name="P11" draw:layer="layout" svg:width="1.5cm" svg:height="1.432cm" svg:x="1.2cm" svg:y="7.7cm">
          <draw:text-box>
            <text:p><text:span text:style-name="T13">2.</text:span></text:p>
          </draw:text-box>
        </draw:frame>
        <draw:frame draw:style-name="gr1" draw:text-style-name="P11" draw:layer="layout" svg:width="1.5cm" svg:height="1.432cm" svg:x="1.2cm" svg:y="11.3cm">
          <draw:text-box>
            <text:p><text:span text:style-name="T13">3.</text:span></text:p>
          </draw:text-box>
        </draw:frame>
        <draw:frame draw:style-name="gr1" draw:text-style-name="P11" draw:layer="layout" svg:width="1.5cm" svg:height="1.432cm" svg:x="1.2cm" svg:y="17cm">
          <draw:text-box>
            <text:p><text:span text:style-name="T13">4.</text:span></text:p>
          </draw:text-box>
        </draw:frame>
        <draw:frame draw:style-name="gr5" draw:text-style-name="P1" draw:layer="layout" svg:width="12.5cm" svg:height="7.626cm" svg:x="3.5cm" svg:y="13.124cm">
          <draw:image xlink:href="Pictures/100002010000027C0000018494ECAA5B.png" xlink:type="simple" xlink:show="embed" xlink:actuate="onLoad">
            <text:p/>
          </draw:image>
        </draw:frame>
        <draw:frame draw:style-name="gr5" draw:text-style-name="P1" draw:layer="layout" svg:width="6cm" svg:height="6cm" svg:x="18.5cm" svg:y="14cm">
          <draw:image xlink:href="Pictures/100002010000011F0000011F7F4D6F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Нормал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8" draw:layer="layout" svg:width="24.302cm" svg:height="6.688cm" svg:x="1.198cm" svg:y="3.003cm">
          <draw:text-box>
            <text:p text:style-name="P6"><text:span text:style-name="T8">Нормали к полученным поверхностям могут быть определены</text:span></text:p>
            <text:list text:style-name="L4">
              <text:list-item>
                <text:p text:style-name="P6"><text:span text:style-name="T6">Аналитически, </text:span><text:span text:style-name="T6"><text:line-break/></text:span><text:span text:style-name="T6">однако зачастую это достаточно трудоёмко</text:span></text:p>
              </text:list-item>
            </text:list>
            <text:list text:style-name="L2">
              <text:list-item>
                <text:p text:style-name="P7"><text:span text:style-name="T6">При помощи алгоритма сглаживающ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5.302cm" svg:height="13.676cm" svg:x="1.198cm" svg:y="3.003cm">
          <draw:text-box>
            <text:p text:style-name="P6"><text:span text:style-name="T8">Пусть </text:span><text:span text:style-name="T14">f</text:span><text:span text:style-name="T8">(</text:span><text:span text:style-name="T14">x</text:span><text:span text:style-name="T8">) задана на [</text:span><text:span text:style-name="T14">a</text:span><text:span text:style-name="T8">; </text:span><text:span text:style-name="T14">b</text:span><text:span text:style-name="T8">], разбитом на [</text:span><text:span text:style-name="T14">x</text:span><text:span text:style-name="T15">i-1</text:span><text:span text:style-name="T8">; </text:span><text:span text:style-name="T14">x</text:span><text:span text:style-name="T15">i</text:span><text:span text:style-name="T8">].</text:span></text:p>
            <text:p text:style-name="P6"><text:span text:style-name="T16">Кубический сплайн дефекта 1</text:span><text:span text:style-name="T8"> – это функция</text:span><text:span text:style-name="T14"> S</text:span><text:span text:style-name="T8">(</text:span><text:span text:style-name="T14">x</text:span><text:span text:style-name="T8">), которая</text:span></text:p>
            <text:list text:style-name="L2">
              <text:list-item>
                <text:p text:style-name="P7"><text:span text:style-name="T8">на каждом отрезке [</text:span><text:span text:style-name="T14">x</text:span><text:span text:style-name="T15">i-1</text:span><text:span text:style-name="T8">; </text:span><text:span text:style-name="T14">x</text:span><text:span text:style-name="T15">i</text:span><text:span text:style-name="T8">] является многочленом не выше третьей степени</text:span></text:p>
              </text:list-item>
              <text:list-item>
                <text:p text:style-name="P7"><text:span text:style-name="T8">имеет непрерывные первую и вторую производные на всём отрезке [</text:span><text:span text:style-name="T14">a</text:span><text:span text:style-name="T8">; </text:span><text:span text:style-name="T14">b</text:span><text:span text:style-name="T8">]</text:span></text:p>
              </text:list-item>
              <text:list-item>
                <text:p text:style-name="P7"><text:span text:style-name="T8">в точках </text:span><text:span text:style-name="T14">x</text:span><text:span text:style-name="T15">i</text:span><text:span text:style-name="T8"> </text:span><text:span text:style-name="T17">выполняется равенство </text:span><text:span text:style-name="T17"><text:line-break/></text:span><text:span text:style-name="T14">S</text:span><text:span text:style-name="T17">(</text:span><text:span text:style-name="T14">x</text:span><text:span text:style-name="T15">i</text:span><text:span text:style-name="T17">) = </text:span><text:span text:style-name="T14">f</text:span><text:span text:style-name="T17">(</text:span><text:span text:style-name="T14">x</text:span><text:span text:style-name="T15">i</text:span><text:span text:style-name="T17">)</text:span></text:p>
              </text:list-item>
            </text:list>
          </draw:text-box>
        </draw:frame>
        <draw:frame draw:style-name="gr6" draw:text-style-name="P12" draw:layer="layout" svg:width="25.5cm" svg:height="2.301cm" svg:x="1.5cm" svg:y="17.5cm">
          <draw:text-box>
            <text:list text:style-name="L5">
              <text:list-item>
                <text:p><text:span text:style-name="T18">Для однозначного задания сплайна перечисленных условий не достаточ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4.302cm" svg:height="5.475cm" svg:x="1.198cm" svg:y="3.003cm">
          <draw:text-box>
            <text:p text:style-name="P6"><text:span text:style-name="T8">Естественный кубический сплайн дефекта 1 – это кубический сплайн, удовлетворяющий граничным условиям</text:span></text:p>
            <text:p text:style-name="P6"><text:span text:style-name="T14">S''</text:span><text:span text:style-name="T17">(</text:span><text:span text:style-name="T14">a</text:span><text:span text:style-name="T17">) = </text:span><text:span text:style-name="T14">S''</text:span><text:span text:style-name="T17">(</text:span><text:span text:style-name="T14">b</text:span><text:span text:style-name="T17">) = 0</text:span></text:p>
          </draw:text-box>
        </draw:frame>
        <draw:frame draw:style-name="gr7" draw:text-style-name="P12" draw:layer="layout" svg:width="25.5cm" svg:height="3.5cm" svg:x="1.2cm" svg:y="9cm">
          <draw:text-box>
            <text:list text:style-name="L5">
              <text:list-item>
                <text:p><text:span text:style-name="T18">Для любой функции </text:span><text:span text:style-name="T19">f</text:span><text:span text:style-name="T18"> и любого разбиения отрезка [</text:span><text:span text:style-name="T19">a; b</text:span><text:span text:style-name="T18">] существует один и только один естественный кубический сплайн дефекта 1 </text:span><text:span text:style-name="T19">S</text:span><text:span text:style-name="T18">(</text:span><text:span text:style-name="T19">x</text:span><text:span text:style-name="T1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8" draw:text-style-name="P13" draw:layer="layout" svg:width="25.802cm" svg:height="14.804cm" svg:x="1.198cm" svg:y="3.003cm">
          <draw:text-box>
            <text:p text:style-name="P6"><text:span text:style-name="T6">На отрезке [</text:span><text:span text:style-name="T20">x</text:span><text:span text:style-name="T21">i-1</text:span><text:span text:style-name="T6">; </text:span><text:span text:style-name="T20">x</text:span><text:span text:style-name="T21">i</text:span><text:span text:style-name="T6">] функция </text:span><text:span text:style-name="T20">S</text:span><text:span text:style-name="T6">(</text:span><text:span text:style-name="T20">x</text:span><text:span text:style-name="T6">) допускает запись вида</text:span></text:p>
            <text:p text:style-name="P6"><text:span text:style-name="T6"/></text:p>
            <text:p text:style-name="P6"><text:span text:style-name="T6">тогда</text:span></text:p>
            <text:p text:style-name="P6"><text:span text:style-name="T6"/></text:p>
            <text:p text:style-name="P6"><text:span text:style-name="T6">Условия непрерывности производных до второго порядка включительно имеют вид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Условие интерполяции имеет вид</text:span></text:p>
          </draw:text-box>
        </draw:frame>
        <draw:frame draw:style-name="gr9" draw:layer="layout" svg:width="18.294cm" svg:height="2.29cm" svg:x="1.5cm" svg:y="4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4.321cm" svg:height="1.273cm" svg:x="1.5cm" svg:y="7.9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6.765cm" svg:height="3.68cm" svg:x="1.5cm" svg:y="12.2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5.683cm" svg:height="1.152cm" svg:x="1.501cm" svg:y="17.95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8" draw:text-style-name="P13" draw:layer="layout" svg:width="25.802cm" svg:height="13.497cm" svg:x="1.198cm" svg:y="3.003cm">
          <draw:text-box>
            <text:p text:style-name="P6"><text:span text:style-name="T6">Обозначим</text:span></text:p>
            <text:p text:style-name="P6"><text:span text:style-name="T6"/></text:p>
            <text:p text:style-name="P6"><text:span text:style-name="T6">Тогда коэффициенты могут быть найдены решением системы</text:span></text:p>
            <text:p text:style-name="P6"><text:span text:style-name="T6"/></text:p>
          </draw:text-box>
        </draw:frame>
        <draw:frame draw:style-name="gr9" draw:layer="layout" svg:width="23.305cm" svg:height="11.306cm" svg:x="1.5cm" svg:y="8.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9.836cm" svg:height="1.152cm" svg:x="1.501cm" svg:y="4.45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Кривая Безь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5.302cm" svg:height="13.888cm" svg:x="1.198cm" svg:y="3.003cm">
          <draw:text-box>
            <text:p text:style-name="P7"><text:span text:style-name="T12">Кривая Безье</text:span><text:span text:style-name="T6"> – это параметрическая кривая, заданная выражением</text:span></text:p>
            <text:p text:style-name="P7"><text:span text:style-name="T6"/></text:p>
            <text:p text:style-name="P7"><text:span text:style-name="T6"/></text:p>
            <text:p text:style-name="P7"><text:span text:style-name="T6">где </text:span><text:span text:style-name="T20">P</text:span><text:span text:style-name="T21">i</text:span><text:span text:style-name="T6"> – контрольные точки, </text:span><text:span text:style-name="T6"><text:line-break/></text:span><text:span text:style-name="T20">b</text:span><text:span text:style-name="T21">i,n</text:span><text:span text:style-name="T6"> – полиномы Бернштейна:</text:span></text:p>
            <text:p text:style-name="P7"><text:span text:style-name="T6"/></text:p>
            <text:p text:style-name="P7"><text:span text:style-name="T6"/></text:p>
            <text:p text:style-name="P7"><text:span text:style-name="T6">где</text:span></text:p>
            <text:p text:style-name="P7"><text:span text:style-name="T6"/></text:p>
            <text:p text:style-name="P7"><text:span text:style-name="T8"/></text:p>
          </draw:text-box>
        </draw:frame>
        <draw:frame draw:style-name="gr9" draw:layer="layout" svg:width="11.549cm" svg:height="2.478cm" svg:x="1.5cm" svg:y="5.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7.569cm" svg:height="2.284cm" svg:x="1.5cm" svg:y="10.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6.067cm" svg:height="2.324cm" svg:x="1.501cm" svg:y="14.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Кривая Безь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10" draw:text-style-name="P14" draw:layer="layout" svg:width="25.302cm" svg:height="12.925cm" svg:x="1.198cm" svg:y="3.003cm">
          <draw:text-box>
            <text:p text:style-name="P7"><text:span text:style-name="T6">Линейная кривая: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Квадратичная кривая:</text:span></text:p>
            <text:p text:style-name="P7"><text:span text:style-name="T6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Кубическая кривая:</text:span></text:p>
          </draw:text-box>
        </draw:frame>
        <draw:frame draw:style-name="gr9" draw:layer="layout" svg:width="8.473cm" svg:height="1.152cm" svg:x="1.5cm" svg:y="4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1" draw:layer="layout" svg:width="2.468cm" svg:height="4.231cm" svg:x="11cm" svg:y="3cm">
          <draw:image xlink:href="Pictures/100002010000004600000078DAAD9796.png" xlink:type="simple" xlink:show="embed" xlink:actuate="onLoad">
            <text:p/>
          </draw:image>
        </draw:frame>
        <draw:frame draw:style-name="gr9" draw:layer="layout" svg:width="14.127cm" svg:height="1.284cm" svg:x="1.5cm" svg:y="9.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5.026cm" svg:height="3.174cm" svg:x="1.574cm" svg:y="10.7cm">
          <draw:image xlink:href="Pictures/10000000000000BE0000007851A51F12.png" xlink:type="simple" xlink:show="embed" xlink:actuate="onLoad">
            <text:p/>
          </draw:image>
        </draw:frame>
        <draw:frame draw:style-name="gr9" draw:layer="layout" svg:width="19.683cm" svg:height="1.284cm" svg:x="1.501cm" svg:y="15.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7.672cm" svg:height="3.174cm" svg:x="1.828cm" svg:y="17.226cm">
          <draw:image xlink:href="Pictures/100000000000012200000078A20617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2H42M1S</meta:editing-duration>
    <meta:editing-cycles>211</meta:editing-cycles>
    <dc:date>2013-10-31T21:43:34</dc:date>
    <meta:generator>LibreOffice/3.5$Linux_x86 LibreOffice_project/350m1$Build-2</meta:generator>
    <dc:creator>icosaeder icosaeder</dc:creator>
    <meta:document-statistic meta:object-count="138"/>
  </office:meta>
</office:document-meta>
</file>

<file path=Object 1/content.xml><?xml version="1.0" encoding="utf-8"?>
<math xmlns="http://www.w3.org/1998/Math/MathML">
  <semantics>
    <mrow>
      <msub>
        <mi>S</mi>
        <mi>i</mi>
      </msub>
      <mrow>
        <mo stretchy="false">(</mo>
        <mi>x</mi>
        <mo stretchy="false">)</mo>
      </mrow>
      <mrow>
        <mi/>
        <mi mathvariant="normal">=</mi>
        <mi/>
      </mrow>
      <mrow>
        <msub>
          <mi>a</mi>
          <mi>i</mi>
        </msub>
        <mo stretchy="false">+</mo>
        <msub>
          <mi>b</mi>
          <mi>i</mi>
        </msub>
      </mrow>
      <mrow>
        <mo stretchy="false">(</mo>
        <mrow>
          <mi>x</mi>
          <mi mathvariant="normal">−</mi>
          <msub>
            <mi>x</mi>
            <mi>i</mi>
          </msub>
        </mrow>
        <mo stretchy="false">)</mo>
      </mrow>
      <mrow>
        <mi/>
        <mo stretchy="false">+</mo>
        <mi/>
      </mrow>
      <mfrac>
        <msub>
          <mi>c</mi>
          <mi>i</mi>
        </msub>
        <mn>2</mn>
      </mfrac>
      <msup>
        <mrow>
          <mo stretchy="false">(</mo>
          <mrow>
            <mi>x</mi>
            <mi mathvariant="normal">−</mi>
            <msub>
              <mi>x</mi>
              <mi>i</mi>
            </msub>
          </mrow>
          <mo stretchy="false">)</mo>
        </mrow>
        <mn>2</mn>
      </msup>
      <mrow>
        <mi/>
        <mo stretchy="false">+</mo>
        <mi/>
      </mrow>
      <mfrac>
        <msub>
          <mi>d</mi>
          <mi>i</mi>
        </msub>
        <mn>6</mn>
      </mfrac>
      <msup>
        <mrow>
          <mo stretchy="false">(</mo>
          <mrow>
            <mi>x</mi>
            <mi mathvariant="normal">−</mi>
            <msub>
              <mi>x</mi>
              <mi>i</mi>
            </msub>
          </mrow>
          <mo stretchy="false">)</mo>
        </mrow>
        <mn>3</mn>
      </msup>
    </mrow>
    <annotation encoding="StarMath 5.0">S_i(x) `=` a_i + b_i(x - x_i) `+` c_i over 2 (x - x_i)^2 `+` d_i over 6 (x - x_i)^3</annotation>
  </semantics>
</math>
</file>

<file path=Object 10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0</mn>
        </msub>
        <mo stretchy="false">+</mo>
        <mi>t</mi>
      </mrow>
      <msub>
        <mi>P</mi>
        <mn>1</mn>
      </msub>
    </mrow>
    <annotation encoding="StarMath 5.0">B(t) `=` (1-t)P_0 + t P_1</annotation>
  </semantics>
</math>
</file>

<file path=Object 11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sup>
        <mrow>
          <mo stretchy="false">(</mo>
          <mrow>
            <mn>1</mn>
            <mi mathvariant="normal">−</mi>
            <mi>t</mi>
          </mrow>
          <mo stretchy="false">)</mo>
        </mrow>
        <mn>2</mn>
      </msup>
      <mrow>
        <msub>
          <mi>P</mi>
          <mn>0</mn>
        </msub>
        <mo stretchy="false">+</mo>
        <mn>2</mn>
      </mrow>
      <mi>t</mi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1</mn>
        </msub>
        <mo stretchy="false">+</mo>
        <msup>
          <mi>t</mi>
          <mn>2</mn>
        </msup>
      </mrow>
      <msub>
        <mi>P</mi>
        <mn>2</mn>
      </msub>
    </mrow>
    <annotation encoding="StarMath 5.0">B(t) `=` (1-t)^2 P_0 + 2 t (1-t)P_1 + t^2 P_{2}</annotation>
  </semantics>
</math>
</file>

<file path=Object 12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sup>
        <mrow>
          <mo stretchy="false">(</mo>
          <mrow>
            <mn>1</mn>
            <mi mathvariant="normal">−</mi>
            <mi>t</mi>
          </mrow>
          <mo stretchy="false">)</mo>
        </mrow>
        <mn>3</mn>
      </msup>
      <mrow>
        <msub>
          <mi>P</mi>
          <mn>0</mn>
        </msub>
        <mo stretchy="false">+</mo>
        <mn>3</mn>
      </mrow>
      <mi>t</mi>
      <msup>
        <mrow>
          <mo stretchy="false">(</mo>
          <mrow>
            <mn>1</mn>
            <mi mathvariant="normal">−</mi>
            <mi>t</mi>
          </mrow>
          <mo stretchy="false">)</mo>
        </mrow>
        <mn>2</mn>
      </msup>
      <mrow>
        <msub>
          <mi>P</mi>
          <mn>1</mn>
        </msub>
        <mo stretchy="false">+</mo>
        <mn>3</mn>
      </mrow>
      <msup>
        <mi>t</mi>
        <mn>2</mn>
      </msup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2</mn>
        </msub>
        <mo stretchy="false">+</mo>
        <msup>
          <mi>t</mi>
          <mn>3</mn>
        </msup>
      </mrow>
      <msub>
        <mi>P</mi>
        <mn>3</mn>
      </msub>
    </mrow>
    <annotation encoding="StarMath 5.0">B(t) `=` (1-t)^3 P_0 + 3 t (1-t)^2 P_1 + 3 t^2 (1-t) P_2 + t^3 P_3</annotation>
  </semantics>
</math>
</file>

<file path=Object 2/content.xml><?xml version="1.0" encoding="utf-8"?>
<math xmlns="http://www.w3.org/1998/Math/MathML">
  <semantics>
    <mrow>
      <msub>
        <mi>S</mi>
        <mi>i</mi>
      </msub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a</mi>
        <mi>i</mi>
      </msub>
      <mi>,</mi>
      <mi/>
      <msubsup>
        <mi>S</mi>
        <mi>i</mi>
        <mi mathvariant="normal"></mi>
      </msubsup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b</mi>
        <mi>i</mi>
      </msub>
      <mi>,</mi>
      <mi/>
      <msubsup>
        <mi>S</mi>
        <mi>i</mi>
        <mrow>
          <mi mathvariant="normal"></mi>
          <mi mathvariant="normal"></mi>
        </mrow>
      </msubsup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c</mi>
        <mi>i</mi>
      </msub>
    </mrow>
    <annotation encoding="StarMath 5.0">S_i(x_i) `=` a_i, ~ S^%der_i (x_i) `=` b_i, ~ S^{%der%der}_i (x_i) `=` c_i</annotation>
  </semantics>
</math>
</file>

<file path=Object 3/content.xml><?xml version="1.0" encoding="utf-8"?>
<math xmlns="http://www.w3.org/1998/Math/MathML">
  <semantics>
    <mtable>
      <mtr>
        <mtd>
          <mrow>
            <msub>
              <mi>S</mi>
              <mi>i</mi>
            </msub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>
              <mi>S</mi>
              <mrow>
                <mi>i</mi>
                <mi mathvariant="normal">−</mi>
                <mn>1</mn>
              </mrow>
            </msub>
            <mrow>
              <mo stretchy="false">(</mo>
              <msub>
                <mi>x</mi>
                <mi>i</mi>
              </msub>
              <mo stretchy="false">)</mo>
            </mrow>
          </mrow>
        </mtd>
      </mtr>
      <mtr>
        <mtd>
          <mrow>
            <msubsup>
              <mi>S</mi>
              <mi>i</mi>
              <mi mathvariant="normal"></mi>
            </msubsup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sup>
              <mi>S</mi>
              <mrow>
                <mi>i</mi>
                <mi mathvariant="normal">−</mi>
                <mn>1</mn>
              </mrow>
              <mi mathvariant="normal"></mi>
            </msubsup>
            <mrow>
              <mo stretchy="false">(</mo>
              <msub>
                <mi>x</mi>
                <mi>i</mi>
              </msub>
              <mo stretchy="false">)</mo>
            </mrow>
          </mrow>
        </mtd>
      </mtr>
      <mtr>
        <mtd>
          <mrow>
            <msubsup>
              <mi>S</mi>
              <mi>i</mi>
              <mrow>
                <mi mathvariant="normal"></mi>
                <mi mathvariant="normal"></mi>
              </mrow>
            </msubsup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sup>
              <mi>S</mi>
              <mrow>
                <mi>i</mi>
                <mi mathvariant="normal">−</mi>
                <mn>1</mn>
              </mrow>
              <mrow>
                <mi mathvariant="normal"></mi>
                <mi mathvariant="normal"></mi>
              </mrow>
            </msubsup>
            <mrow>
              <mo stretchy="false">(</mo>
              <msub>
                <mi>x</mi>
                <mi>i</mi>
              </msub>
              <mo stretchy="false">)</mo>
            </mrow>
          </mrow>
        </mtd>
      </mtr>
    </mtable>
    <annotation encoding="StarMath 5.0">alignl S_i(x_i) `=` S_{i-1}(x_i) newline
alignl S^%der_i (x_i) `=` S^%der_{i-1} (x_i) newline
alignl S^{%der%der}_i(x_i) `=` S^{%der%der}_{i-1} (x_i)</annotation>
  </semantics>
</math>
</file>

<file path=Object 4/content.xml><?xml version="1.0" encoding="utf-8"?>
<math xmlns="http://www.w3.org/1998/Math/MathML">
  <semantics>
    <mrow>
      <msub>
        <mi>S</mi>
        <mi>i</mi>
      </msub>
      <mrow>
        <mo stretchy="false">(</mo>
        <msub>
          <mi>x</mi>
          <mi>i</mi>
        </msub>
        <mo stretchy="false">)</mo>
      </mrow>
      <mrow>
        <mi/>
        <mi mathvariant="normal">=</mi>
        <mi/>
      </mrow>
      <mi>f</mi>
      <mrow>
        <mo stretchy="false">(</mo>
        <msub>
          <mi>x</mi>
          <mi>i</mi>
        </msub>
        <mo stretchy="false">)</mo>
      </mrow>
    </mrow>
    <annotation encoding="StarMath 5.0">S_i(x_i) `=` f(x_i)</annotation>
  </semantics>
</math>
</file>

<file path=Object 5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>a</mi>
                <mi>i</mi>
              </msub>
              <mrow>
                <mi/>
                <mi mathvariant="normal">=</mi>
                <mi/>
              </mrow>
              <mi>f</mi>
              <mrow>
                <mo stretchy="false">(</mo>
                <msub>
                  <mi>x</mi>
                  <mi>i</mi>
                </msub>
                <mo stretchy="false">)</mo>
              </mrow>
            </mrow>
          </mtd>
        </mtr>
        <mtr>
          <mtd>
            <mrow>
              <msub>
                <mi>c</mi>
                <mrow>
                  <mi>i</mi>
                  <mi mathvariant="normal">−</mi>
                  <mn>1</mn>
                </mrow>
              </msub>
              <msub>
                <mi>h</mi>
                <mi>i</mi>
              </msub>
              <mrow>
                <mi/>
                <mo stretchy="false">+</mo>
                <mi/>
              </mrow>
              <mn>2</mn>
              <msub>
                <mi>c</mi>
                <mi>i</mi>
              </msub>
              <mrow>
                <mo stretchy="false">(</mo>
                <mrow>
                  <msub>
                    <mi>h</mi>
                    <mi>i</mi>
                  </msub>
                  <mo stretchy="false">+</mo>
                  <msub>
                    <mi>h</mi>
                    <mrow>
                      <mi>i</mi>
                      <mo stretchy="false">+</mo>
                      <mn>1</mn>
                    </mrow>
                  </msub>
                </mrow>
                <mo stretchy="false">)</mo>
              </mrow>
              <mrow>
                <mi/>
                <mo stretchy="false">+</mo>
                <mi/>
              </mrow>
              <msub>
                <mi>c</mi>
                <mrow>
                  <mi>i</mi>
                  <mo stretchy="false">+</mo>
                  <mn>1</mn>
                </mrow>
              </msub>
              <msub>
                <mi>h</mi>
                <mrow>
                  <mi>i</mi>
                  <mo stretchy="false">+</mo>
                  <mn>1</mn>
                </mrow>
              </msub>
              <mrow>
                <mi/>
                <mi mathvariant="normal">=</mi>
                <mi/>
              </mrow>
              <mrow>
                <mn>6</mn>
                <mi/>
                <mfenced open="" close="">
                  <mrow>
                    <mfrac>
                      <mrow>
                        <msub>
                          <mi>f</mi>
                          <mrow>
                            <mi>i</mi>
                            <mo stretchy="false">+</mo>
                            <mn>1</mn>
                          </mrow>
                        </msub>
                        <mi mathvariant="normal">−</mi>
                        <msub>
                          <mi>f</mi>
                          <mi>i</mi>
                        </msub>
                      </mrow>
                      <msub>
                        <mi>h</mi>
                        <mrow>
                          <mi>i</mi>
                          <mo stretchy="false">+</mo>
                          <mn>1</mn>
                        </mrow>
                      </msub>
                    </mfrac>
                    <mrow>
                      <mi/>
                      <mi mathvariant="normal">−</mi>
                      <mi/>
                    </mrow>
                    <mfrac>
                      <mrow>
                        <msub>
                          <mi>f</mi>
                          <mi>i</mi>
                        </msub>
                        <mi mathvariant="normal">−</mi>
                        <msub>
                          <mi>f</mi>
                          <mrow>
                            <mi>i</mi>
                            <mi mathvariant="normal">−</mi>
                            <mn>1</mn>
                          </mrow>
                        </msub>
                      </mrow>
                      <msub>
                        <mi>h</mi>
                        <mi>i</mi>
                      </msub>
                    </mfrac>
                  </mrow>
                </mfenced>
              </mrow>
            </mrow>
          </mtd>
        </mtr>
        <mtr>
          <mtd>
            <mrow>
              <msub>
                <mi>d</mi>
                <mi>i</mi>
              </msub>
              <mrow>
                <mi/>
                <mi mathvariant="normal">=</mi>
                <mi/>
              </mrow>
              <mfrac>
                <mrow>
                  <msub>
                    <mi>c</mi>
                    <mi>i</mi>
                  </msub>
                  <mi mathvariant="normal">−</mi>
                  <msub>
                    <mi>c</mi>
                    <mrow>
                      <mi>i</mi>
                      <mi mathvariant="normal">−</mi>
                      <mn>1</mn>
                    </mrow>
                  </msub>
                </mrow>
                <msub>
                  <mi>h</mi>
                  <mi>i</mi>
                </msub>
              </mfrac>
            </mrow>
          </mtd>
        </mtr>
        <mtr>
          <mtd>
            <mrow>
              <msub>
                <mi>b</mi>
                <mi>i</mi>
              </msub>
              <mrow>
                <mi/>
                <mi mathvariant="normal">=</mi>
                <mi/>
              </mrow>
              <mrow>
                <mfrac>
                  <mn>1</mn>
                  <mn>2</mn>
                </mfrac>
                <msub>
                  <mi>c</mi>
                  <mi>i</mi>
                </msub>
                <msub>
                  <mi>h</mi>
                  <mi>i</mi>
                </msub>
                <mrow>
                  <mi/>
                  <mi mathvariant="normal">−</mi>
                  <mi/>
                </mrow>
                <mfrac>
                  <mn>1</mn>
                  <mn>6</mn>
                </mfrac>
                <msub>
                  <mi>d</mi>
                  <mi>i</mi>
                </msub>
                <msubsup>
                  <mi>h</mi>
                  <mi>i</mi>
                  <mn>2</mn>
                </msubsup>
                <mrow>
                  <mi/>
                  <mo stretchy="false">+</mo>
                  <mi/>
                </mrow>
                <mfrac>
                  <mrow>
                    <msub>
                      <mi>f</mi>
                      <mi>i</mi>
                    </msub>
                    <mi mathvariant="normal">−</mi>
                    <msub>
                      <mi>f</mi>
                      <mrow>
                        <mi>i</mi>
                        <mi mathvariant="normal">−</mi>
                        <mn>1</mn>
                      </mrow>
                    </msub>
                  </mrow>
                  <msub>
                    <mi>h</mi>
                    <mi>i</mi>
                  </msub>
                </mfrac>
              </mrow>
            </mrow>
          </mtd>
        </mtr>
        <mtr>
          <mtd>
            <mrow>
              <msub>
                <mi>c</mi>
                <mn>0</mn>
              </msub>
              <mrow>
                <mi/>
                <mi mathvariant="normal">=</mi>
                <mi/>
              </mrow>
              <msub>
                <mi>c</mi>
                <mi>n</mi>
              </msub>
              <mrow>
                <mi/>
                <mi mathvariant="normal">=</mi>
                <mi/>
              </mrow>
              <mn>0</mn>
            </mrow>
          </mtd>
        </mtr>
      </mtable>
    </mrow>
    <annotation encoding="StarMath 5.0">alignl left lbrace matrix 
{
a_i `=` f(x_i) ##
c_{i-1} h_i `+` 2 c_i (h_i + h_{i+1}) `+` c_{i+1} h_{i+1} `=` {alignc 6` left ( {f_{i+1} - f_i} over h_{i+1} `-` {f_i - f_{i-1}} over h_i right )} ##
d_i `=` {alignc {c_i - c_{i-1}} over h_i} ##
b_i `=` {alignc 1 over 2 c_i h_i `-` 1 over 6 d_i h^2_i `+` {f_i - f_{i-1}} over h_i} ##
c_0 `=` c_n `=` 0
} right none</annotation>
  </semantics>
</math>
</file>

<file path=Object 6/content.xml><?xml version="1.0" encoding="utf-8"?>
<math xmlns="http://www.w3.org/1998/Math/MathML">
  <semantics>
    <mrow>
      <msub>
        <mi>h</mi>
        <mi>i</mi>
      </msub>
      <mrow>
        <mi/>
        <mi mathvariant="normal">=</mi>
        <mi/>
      </mrow>
      <msub>
        <mi>x</mi>
        <mi>i</mi>
      </msub>
      <mrow>
        <mi/>
        <mi mathvariant="normal">−</mi>
        <mi/>
      </mrow>
      <msub>
        <mi>x</mi>
        <mrow>
          <mi>i</mi>
          <mi mathvariant="normal">−</mi>
          <mn>1</mn>
        </mrow>
      </msub>
      <mi>,</mi>
      <mi/>
      <mrow>
        <mi>i</mi>
        <mi mathvariant="normal">=</mi>
        <mover accent="true">
          <mrow>
            <mn>1,</mn>
            <mrow>
              <mi>n</mi>
              <mi mathvariant="normal">−</mi>
              <mn>1</mn>
            </mrow>
          </mrow>
          <mo>¯</mo>
        </mover>
      </mrow>
    </mrow>
    <annotation encoding="StarMath 5.0">h_i `=` x_i `-` x_{i-1}, ~ i = overline {1,n-1}</annotation>
  </semantics>
</math>
</file>

<file path=Object 7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row>
        <munderover>
          <mi mathvariant="normal">∑</mi>
          <mrow>
            <mi>i</mi>
            <mi mathvariant="normal">=</mi>
            <mn>0</mn>
          </mrow>
          <mi>n</mi>
        </munderover>
        <msub>
          <mi>P</mi>
          <mi>i</mi>
        </msub>
      </mrow>
      <msub>
        <mi>b</mi>
        <mrow>
          <mi>i</mi>
          <mi>,</mi>
          <mi>n</mi>
        </mrow>
      </msub>
      <mrow>
        <mo stretchy="false">(</mo>
        <mi>t</mi>
        <mo stretchy="false">)</mo>
      </mrow>
      <mi>,</mi>
      <mi/>
      <mrow>
        <mi>t</mi>
        <mi mathvariant="normal">∈</mi>
        <mrow>
          <mi stretchy="false" mathvariant="normal">[</mi>
          <mrow>
            <mn>0</mn>
            <mi mathvariant="normal">;</mi>
            <mn>1</mn>
          </mrow>
          <mi stretchy="false" mathvariant="normal">]</mi>
        </mrow>
      </mrow>
    </mrow>
    <annotation encoding="StarMath 5.0">B(t) `=` sum from{i=0} to{n} P_i b_{i,n} (t), ~ t in [0 func ; 1]</annotation>
  </semantics>
</math>
</file>

<file path=Object 8/content.xml><?xml version="1.0" encoding="utf-8"?>
<math xmlns="http://www.w3.org/1998/Math/MathML">
  <semantics>
    <mrow>
      <msub>
        <mi>b</mi>
        <mrow>
          <mi>i</mi>
          <mi>,</mi>
          <mi>n</mi>
        </mrow>
      </msub>
      <mrow>
        <mi/>
        <mi mathvariant="normal">=</mi>
        <mi/>
      </mrow>
      <mfenced open="" close="">
        <mtable>
          <mtr>
            <mtd>
              <mi>n</mi>
            </mtd>
          </mtr>
          <mtr>
            <mtd>
              <mi>i</mi>
            </mtd>
          </mtr>
        </mtable>
      </mfenced>
      <msup>
        <mi>t</mi>
        <mi>i</mi>
      </msup>
      <msup>
        <mrow>
          <mo stretchy="false">(</mo>
          <mrow>
            <mn>1</mn>
            <mi mathvariant="normal">−</mi>
            <mi>t</mi>
          </mrow>
          <mo stretchy="false">)</mo>
        </mrow>
        <mrow>
          <mi>n</mi>
          <mi mathvariant="normal">−</mi>
          <mi>i</mi>
        </mrow>
      </msup>
    </mrow>
    <annotation encoding="StarMath 5.0">b_{i,n} `=` left ( binom{n}{i} right ) t^i (1-t)^{n-i}</annotation>
  </semantics>
</math>
</file>

<file path=Object 9/content.xml><?xml version="1.0" encoding="utf-8"?>
<math xmlns="http://www.w3.org/1998/Math/MathML">
  <semantics>
    <mrow>
      <mfenced open="(" close=")">
        <mrow>
          <mtable>
            <mtr>
              <mtd>
                <mrow>
                  <mi>n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  <mrow>
        <mi/>
        <mo stretchy="false">=</mo>
        <mi/>
      </mrow>
      <mfrac>
        <mrow>
          <mi>n</mi>
          <mi mathvariant="normal">!</mi>
        </mrow>
        <mrow>
          <mi>i</mi>
          <mi mathvariant="normal">!</mi>
          <mrow>
            <mo stretchy="false">(</mo>
            <mrow>
              <mrow>
                <mi>n</mi>
                <mo stretchy="false">−</mo>
                <mi>i</mi>
              </mrow>
            </mrow>
            <mo stretchy="false">)</mo>
          </mrow>
          <mi mathvariant="normal">!</mi>
        </mrow>
      </mfrac>
    </mrow>
    <annotation encoding="StarMath 5.0">left ( binom{n}{i} right ) `=` {n func !} over {i func ! (n-i) func !}</annotation>
  </semantics>
</math>
</file>